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margin-left="0in" fo:margin-right="0in" fo:text-align="start" style:justify-single-word="false" fo:text-indent="0.5102in" style:auto-text-indent="false"/>
      <style:text-properties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stPath Logic</text:p>
      <text:p text:style-name="P1">- development rules -</text:p>
      <text:p text:style-name="P1"/>
      <text:p text:style-name="P1"/>
      <text:p text:style-name="P2"/>
      <text:p text:style-name="P2">1. I have read and agreed to follow the FPL coding conventions guideline document.</text:p>
      <text:p text:style-name="P2">2. My code will be reviewed periodically both formally and informally for the compliance with the coding conventions rules.</text:p>
      <text:p text:style-name="P2">3. After the review I will fix to comply with the coding conventions rules per the reviewer comments.</text:p>
      <text:p text:style-name="P2">4. Anyone in the development team may review my code and ask me to fix the code per rule #3.</text:p>
      <text:p text:style-name="P2">5. I agree to review other people code for coding conventions problems.</text:p>
      <text:p text:style-name="P2">6. The golden model regression must always pass.</text:p>
      <text:p text:style-name="P2">7. If I check code in that breaks the golden regression I will either fix my code immediately or notify the other developers in the team in person and by mail to fix the build break.</text:p>
      <text:p text:style-name="P2">8. The compile of the source tree must always compile without errors and warnings.</text:p>
      <text:p text:style-name="P2">9. I will compile my code and verify that the compilation completes without any errors and i will run the golden regression and verify that it passes 100% prior to checking code in via SVN.</text:p>
      <text:p text:style-name="P2">10. Valgrind is run nightly by luntbuild. Any valgrind build breaks are reported via email, via luntbuild. All valgrind errors and memory leaks will be corrected next day.</text:p>
      <text:p text:style-name="P2">11. Any major errors(asserts, segmentation faults, exceptions) build breaks are reported via email, via luntbuild. All major errors will be corrected next day.</text:p>
      <text:p text:style-name="P2">12. I will run regressions on the golden model at least every 30 minutes.</text:p>
      <text:p text:style-name="P2"/>
      <text:p text:style-name="P2"/>
      <text:p text:style-name="P2"/>
      <text:p text:style-name="P2">Failure to comply with any of the above rules will result in being put on probation.</text:p>
      <text:p text:style-name="P2">Continue violation of the above rules will result in termination.</text:p>
      <text:p text:style-name="P2">Follow the above rules and there will be no problem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Nimbus Sans 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Nimbus Sans L1" style:font-size-asian="14pt" style:font-name-complex="Nimbus Sans L1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Zamfir Bogdan</meta:initial-creator>
    <meta:creation-date>2007-11-13T18:50:59</meta:creation-date>
    <dc:creator>Zamfir Bogdan</dc:creator>
    <dc:date>2007-11-13T19:22:44</dc:date>
    <dc:language>en-US</dc:language>
    <meta:editing-cycles>14</meta:editing-cycles>
    <meta:editing-duration>PT31M4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7" meta:word-count="282" meta:character-count="1610"/>
  </office:meta>
</office:document-meta>
</file>